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dc13a" officeooo:paragraph-rsid="00024e8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dc13a" officeooo:paragraph-rsid="00024e8f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c13a" officeooo:paragraph-rsid="00024e8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afío final: Modo protegido</text:p>
      <text:p text:style-name="P2">Crear un código assembler que pueda pasar a modo protegido (sin macros).</text:p>
      <text:list xml:id="list3041996621" text:style-name="L1">
        <text:list-item>
          <text:p text:style-name="P1">¿Cómo sería un programa que tenga dos descriptores de memoria diferentes, uno para cada segmento (código y datos) en espacios de memoria diferenciados?</text:p>
        </text:list-item>
        <text:list-item>
          <text:p text:style-name="P1">Cambiar los bits de acceso del segmento de datos para que sea de solo lectura, intentar escribir, ¿Que sucede? ¿Que debería suceder a continuación? (revisar el teórico) Verificarlo con gdb.</text:p>
        </text:list-item>
        <text:list-item>
          <text:p text:style-name="P1">En modo protegido, ¿Con qué valor se cargan los registros de segmento? ¿Porque?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18:14:15.292560361</meta:creation-date>
    <dc:date>2021-05-16T18:14:43.856324949</dc:date>
    <meta:editing-duration>PT2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5" meta:word-count="85" meta:character-count="523" meta:non-whitespace-character-count="446"/>
  </office:meta>
</office:document-meta>
</file>